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30.058cm" svg:y="7.908cm">
            <draw:object draw:notify-on-update-of-ranges="Planilha1.A1:Planilha1.A1 Planilha1.A2:Planilha1.A37 Planilha1.B1:Planilha1.B1 Planilha1.B2:Planilha1.B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cota (m)</text:p>
          </table:table-cell>
          <table:table-cell table:style-name="ce1" office:value-type="string" calcext:value-type="string">
            <text:p>Vazao (m3/s)</text:p>
          </table:table-cell>
        </table:table-row>
        <table:table-row table:style-name="ro1">
          <table:table-cell office:value-type="float" office:value="2.01" calcext:value-type="float">
            <text:p>2,01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2.02" calcext:value-type="float">
            <text:p>2,02</text:p>
          </table:table-cell>
          <table:table-cell office:value-type="float" office:value="1030.204" calcext:value-type="float">
            <text:p>1030,204</text:p>
          </table:table-cell>
        </table:table-row>
        <table:table-row table:style-name="ro1">
          <table:table-cell office:value-type="float" office:value="2.03" calcext:value-type="float">
            <text:p>2,03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2.13" calcext:value-type="float">
            <text:p>2,13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2.18" calcext:value-type="float">
            <text:p>2,18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2.18" calcext:value-type="float">
            <text:p>2,18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2.32" calcext:value-type="float">
            <text:p>2,32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2.32" calcext:value-type="float">
            <text:p>2,32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2.33" calcext:value-type="float">
            <text:p>2,33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2.39" calcext:value-type="float">
            <text:p>2,39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2.51" calcext:value-type="float">
            <text:p>2,51</text:p>
          </table:table-cell>
          <table:table-cell office:value-type="float" office:value="1511.808" calcext:value-type="float">
            <text:p>1511,808</text:p>
          </table:table-cell>
        </table:table-row>
        <table:table-row table:style-name="ro1">
          <table:table-cell office:value-type="float" office:value="2.51" calcext:value-type="float">
            <text:p>2,51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2.51" calcext:value-type="float">
            <text:p>2,51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2.52" calcext:value-type="float">
            <text:p>2,52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2.66" calcext:value-type="float">
            <text:p>2,66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2.82" calcext:value-type="float">
            <text:p>2,82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2.86" calcext:value-type="float">
            <text:p>2,86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2.92" calcext:value-type="float">
            <text:p>2,92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2.93" calcext:value-type="float">
            <text:p>2,93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2.97" calcext:value-type="float">
            <text:p>2,97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3.01" calcext:value-type="float">
            <text:p>3,01</text:p>
          </table:table-cell>
          <table:table-cell office:value-type="float" office:value="1662.02" calcext:value-type="float">
            <text:p>1662,02</text:p>
          </table:table-cell>
        </table:table-row>
        <table:table-row table:style-name="ro1">
          <table:table-cell office:value-type="float" office:value="3.41" calcext:value-type="float">
            <text:p>3,41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3.51" calcext:value-type="float">
            <text:p>3,51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3.68" calcext:value-type="float">
            <text:p>3,68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3.81" calcext:value-type="float">
            <text:p>3,8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4.24" calcext:value-type="float">
            <text:p>4,24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4.88" calcext:value-type="float">
            <text:p>4,88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float" office:value="4.93" calcext:value-type="float">
            <text:p>4,93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19" calcext:value-type="float">
            <text:p>4619</text:p>
          </table:table-cell>
        </table:table-row>
      </table:table>
      <table:named-expressions/>
      <table:database-ranges>
        <table:database-range table:name="__Anonymous_Sheet_DB__0" table:target-range-address="Planilha1.A2:Planilha1.B3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lson Filho</meta:initial-creator>
    <meta:creation-date>2022-11-02T21:54:03.677741780</meta:creation-date>
    <dc:date>2022-11-02T22:31:42.920820282</dc:date>
    <dc:creator>Welson Filho</dc:creator>
    <meta:editing-duration>PT37M39S</meta:editing-duration>
    <meta:editing-cycles>2</meta:editing-cycles>
    <meta:generator>LibreOffice/7.4.1.2$Linux_X86_64 LibreOffice_project/3c58a8f3a960df8bc8fd77b461821e42c061c5f0</meta:generator>
    <meta:document-statistic meta:table-count="1" meta:cell-count="7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158466" draw:fill-color="#15846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Cota x Vazão</text:p>
        </chart:title>
        <chart:plot-area chart:style-name="ch3" table:cell-range-address="Planilha1.A1:Planilha1.B37" chart:data-source-has-labels="row" svg:x="1.331cm" svg:y="1.275cm" svg:width="14.349cm" svg:height="6.564cm">
          <chart:coordinate-region svg:x="2.323cm" svg:y="1.474cm" svg:width="13.117cm" svg:height="5.718cm"/>
          <chart:axis chart:dimension="x" chart:name="primary-x" chart:style-name="ch4">
            <chart:title svg:x="7.826cm" svg:y="8.019cm" chart:style-name="ch5">
              <text:p>Cota (m)</text:p>
            </chart:title>
          </chart:axis>
          <chart:axis chart:dimension="y" chart:name="primary-y" chart:style-name="ch6">
            <chart:title svg:x="0.451cm" svg:y="5.567cm" chart:style-name="ch7">
              <text:p>Vazão (m3/s)</text:p>
            </chart:title>
            <chart:grid chart:style-name="ch8" chart:class="major"/>
          </chart:axis>
          <chart:series chart:style-name="ch9" chart:values-cell-range-address="Planilha1.B2:Planilha1.B37" chart:label-cell-address="Planilha1.B1:Planilha1.B1" chart:class="chart:scatter">
            <chart:domain table:cell-range-address="Planilha1.A2:Planilha1.A37"/>
            <chart:data-point/>
            <chart:data-point chart:style-name="ch10"/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Vazao (m3/s)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1">
                <text:p>2.01</text:p>
                <draw:g>
                  <svg:desc>Planilha1.A2:Planilha1.A37</svg:desc>
                </draw:g>
              </table:table-cell>
              <table:table-cell office:value-type="float" office:value="1167">
                <text:p>1167</text:p>
                <draw:g>
                  <svg:desc>Planilha1.B2:Planilha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2">
                <text:p>2.02</text:p>
              </table:table-cell>
              <table:table-cell office:value-type="float" office:value="1030.204">
                <text:p>1030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">
                <text:p>2.03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3">
                <text:p>2.13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5">
                <text:p>2.15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8">
                <text:p>2.1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8">
                <text:p>2.18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7">
                <text:p>2.27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2">
                <text:p>2.32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2">
                <text:p>2.32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3">
                <text:p>2.33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9">
                <text:p>2.39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">
                <text:p>2.4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5">
                <text:p>2.45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1">
                <text:p>2.51</text:p>
              </table:table-cell>
              <table:table-cell office:value-type="float" office:value="1511.808">
                <text:p>1511.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1">
                <text:p>2.5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1">
                <text:p>2.51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2">
                <text:p>2.52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6">
                <text:p>2.66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2">
                <text:p>2.82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6">
                <text:p>2.86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2">
                <text:p>2.9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3">
                <text:p>2.93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7">
                <text:p>2.97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1">
                <text:p>3.01</text:p>
              </table:table-cell>
              <table:table-cell office:value-type="float" office:value="1662.02">
                <text:p>1662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1">
                <text:p>3.51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8">
                <text:p>3.68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1">
                <text:p>3.8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5">
                <text:p>3.85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4">
                <text:p>4.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88">
                <text:p>4.88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3">
                <text:p>4.93</text:p>
              </table:table-cell>
              <table:table-cell office:value-type="float" office:value="4698">
                <text:p>46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4619">
                <text:p>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